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a0984" officeooo:paragraph-rsid="001a0984"/>
    </style:style>
    <style:style style:name="P2" style:family="paragraph" style:parent-style-name="Standard">
      <style:paragraph-properties fo:text-align="center" style:justify-single-word="false"/>
      <style:text-properties officeooo:rsid="001a0984" officeooo:paragraph-rsid="001a0984"/>
    </style:style>
    <style:style style:name="P3" style:family="paragraph" style:parent-style-name="Standard">
      <style:text-properties officeooo:rsid="001a2e91" officeooo:paragraph-rsid="001a2e91"/>
    </style:style>
    <style:style style:name="P4" style:family="paragraph" style:parent-style-name="Standard">
      <style:text-properties officeooo:rsid="001af5ee" officeooo:paragraph-rsid="001af5ee"/>
    </style:style>
    <style:style style:name="P5" style:family="paragraph" style:parent-style-name="Standard">
      <style:text-properties officeooo:rsid="001af5ee" officeooo:paragraph-rsid="002c2296"/>
    </style:style>
    <style:style style:name="P6" style:family="paragraph" style:parent-style-name="Standard">
      <style:text-properties officeooo:rsid="001d948d" officeooo:paragraph-rsid="001d948d"/>
    </style:style>
    <style:style style:name="P7" style:family="paragraph" style:parent-style-name="Standard">
      <style:text-properties officeooo:rsid="001d948d" officeooo:paragraph-rsid="001d9dfc"/>
    </style:style>
    <style:style style:name="P8" style:family="paragraph" style:parent-style-name="Standard">
      <style:text-properties officeooo:rsid="001d948d" officeooo:paragraph-rsid="001fbc95"/>
    </style:style>
    <style:style style:name="P9" style:family="paragraph" style:parent-style-name="Standard">
      <style:text-properties officeooo:rsid="001d948d" officeooo:paragraph-rsid="0026c53e"/>
    </style:style>
    <style:style style:name="P10" style:family="paragraph" style:parent-style-name="Standard">
      <style:text-properties officeooo:rsid="001d948d" officeooo:paragraph-rsid="00276d9c"/>
    </style:style>
    <style:style style:name="P11" style:family="paragraph" style:parent-style-name="Standard">
      <style:text-properties officeooo:rsid="001d948d" officeooo:paragraph-rsid="003137ea"/>
    </style:style>
    <style:style style:name="P12" style:family="paragraph" style:parent-style-name="Standard">
      <style:text-properties officeooo:rsid="001d948d" officeooo:paragraph-rsid="0031d5ee"/>
    </style:style>
    <style:style style:name="P13" style:family="paragraph" style:parent-style-name="Standard">
      <style:text-properties officeooo:rsid="001d948d" officeooo:paragraph-rsid="003424eb"/>
    </style:style>
    <style:style style:name="P14" style:family="paragraph" style:parent-style-name="Standard">
      <style:text-properties officeooo:rsid="001d948d" officeooo:paragraph-rsid="003917c1"/>
    </style:style>
    <style:style style:name="P15" style:family="paragraph" style:parent-style-name="Standard">
      <style:text-properties officeooo:rsid="001d9dfc" officeooo:paragraph-rsid="001d9dfc"/>
    </style:style>
    <style:style style:name="P16" style:family="paragraph" style:parent-style-name="Standard">
      <style:text-properties officeooo:rsid="001fbc95" officeooo:paragraph-rsid="001fbc95"/>
    </style:style>
    <style:style style:name="P17" style:family="paragraph" style:parent-style-name="Standard">
      <style:text-properties officeooo:rsid="001fbc95" officeooo:paragraph-rsid="0035ce8b"/>
    </style:style>
    <style:style style:name="P18" style:family="paragraph" style:parent-style-name="Standard">
      <style:text-properties officeooo:rsid="001fbc95" officeooo:paragraph-rsid="0037b88b"/>
    </style:style>
    <style:style style:name="P19" style:family="paragraph" style:parent-style-name="Standard">
      <style:text-properties officeooo:rsid="001fbc95" officeooo:paragraph-rsid="00384a9d"/>
    </style:style>
    <style:style style:name="P20" style:family="paragraph" style:parent-style-name="Standard">
      <style:text-properties officeooo:rsid="001fbc95" officeooo:paragraph-rsid="003917c1"/>
    </style:style>
    <style:style style:name="P21" style:family="paragraph" style:parent-style-name="Standard">
      <style:text-properties officeooo:rsid="0026c53e" officeooo:paragraph-rsid="002963bd"/>
    </style:style>
    <style:style style:name="P22" style:family="paragraph" style:parent-style-name="Standard">
      <style:text-properties officeooo:rsid="0026c53e" officeooo:paragraph-rsid="002b5778"/>
    </style:style>
    <style:style style:name="P23" style:family="paragraph" style:parent-style-name="Standard">
      <style:text-properties officeooo:rsid="0026c53e" officeooo:paragraph-rsid="0030508a"/>
    </style:style>
    <style:style style:name="P24" style:family="paragraph" style:parent-style-name="Standard">
      <style:text-properties officeooo:rsid="0026c53e" officeooo:paragraph-rsid="003137ea"/>
    </style:style>
    <style:style style:name="P25" style:family="paragraph" style:parent-style-name="Standard">
      <style:text-properties officeooo:rsid="002b5778" officeooo:paragraph-rsid="002b5778"/>
    </style:style>
    <style:style style:name="P26" style:family="paragraph" style:parent-style-name="Standard">
      <style:text-properties officeooo:rsid="002b5778" officeooo:paragraph-rsid="002c2296"/>
    </style:style>
    <style:style style:name="P27" style:family="paragraph" style:parent-style-name="Standard">
      <style:text-properties officeooo:rsid="002c2296" officeooo:paragraph-rsid="002c2296"/>
    </style:style>
    <style:style style:name="P28" style:family="paragraph" style:parent-style-name="Standard">
      <style:text-properties fo:font-style="italic" officeooo:rsid="002d3644" officeooo:paragraph-rsid="001a0984" style:font-style-asian="italic" style:font-style-complex="italic"/>
    </style:style>
    <style:style style:name="P29" style:family="paragraph" style:parent-style-name="Standard">
      <style:text-properties officeooo:rsid="002ec42b" officeooo:paragraph-rsid="002ec42b"/>
    </style:style>
    <style:style style:name="P30" style:family="paragraph" style:parent-style-name="Standard">
      <style:text-properties officeooo:rsid="0030508a" officeooo:paragraph-rsid="0030508a"/>
    </style:style>
    <style:style style:name="P31" style:family="paragraph" style:parent-style-name="Standard">
      <style:text-properties officeooo:rsid="003137ea" officeooo:paragraph-rsid="003137ea"/>
    </style:style>
    <style:style style:name="P32" style:family="paragraph" style:parent-style-name="Standard">
      <style:text-properties officeooo:rsid="0031d5ee" officeooo:paragraph-rsid="0031d5ee"/>
    </style:style>
    <style:style style:name="P33" style:family="paragraph" style:parent-style-name="Standard">
      <style:text-properties officeooo:rsid="003290e9" officeooo:paragraph-rsid="003290e9"/>
    </style:style>
    <style:style style:name="P34" style:family="paragraph" style:parent-style-name="Standard">
      <style:text-properties officeooo:rsid="003290e9" officeooo:paragraph-rsid="003385b0"/>
    </style:style>
    <style:style style:name="P35" style:family="paragraph" style:parent-style-name="Standard">
      <style:text-properties officeooo:rsid="003385b0" officeooo:paragraph-rsid="003385b0"/>
    </style:style>
    <style:style style:name="P36" style:family="paragraph" style:parent-style-name="Standard">
      <style:text-properties officeooo:rsid="003424eb" officeooo:paragraph-rsid="003424eb"/>
    </style:style>
    <style:style style:name="P37" style:family="paragraph" style:parent-style-name="Standard">
      <style:text-properties officeooo:rsid="003424eb" officeooo:paragraph-rsid="0034df93"/>
    </style:style>
    <style:style style:name="P38" style:family="paragraph" style:parent-style-name="Standard">
      <style:text-properties officeooo:rsid="0034df93" officeooo:paragraph-rsid="0034df93"/>
    </style:style>
    <style:style style:name="P39" style:family="paragraph" style:parent-style-name="Standard">
      <style:text-properties officeooo:rsid="0035ce8b" officeooo:paragraph-rsid="0035ce8b"/>
    </style:style>
    <style:style style:name="P40" style:family="paragraph" style:parent-style-name="Standard">
      <style:text-properties officeooo:rsid="0037b88b" officeooo:paragraph-rsid="0037b88b"/>
    </style:style>
    <style:style style:name="P41" style:family="paragraph" style:parent-style-name="Standard">
      <style:text-properties officeooo:rsid="00384a9d" officeooo:paragraph-rsid="00384a9d"/>
    </style:style>
    <style:style style:name="P42" style:family="paragraph" style:parent-style-name="Standard">
      <style:paragraph-properties fo:break-before="page"/>
      <style:text-properties officeooo:rsid="001b9896" officeooo:paragraph-rsid="001b9896"/>
    </style:style>
    <style:style style:name="P43" style:family="paragraph" style:parent-style-name="Standard">
      <style:paragraph-properties fo:break-before="page"/>
      <style:text-properties officeooo:rsid="0026c53e" officeooo:paragraph-rsid="002963bd"/>
    </style:style>
    <style:style style:name="T1" style:family="text">
      <style:text-properties officeooo:rsid="001a2e91"/>
    </style:style>
    <style:style style:name="T2" style:family="text">
      <style:text-properties officeooo:rsid="001af5ee"/>
    </style:style>
    <style:style style:name="T3" style:family="text">
      <style:text-properties officeooo:rsid="001b9896"/>
    </style:style>
    <style:style style:name="T4" style:family="text">
      <style:text-properties officeooo:rsid="001d7dc9"/>
    </style:style>
    <style:style style:name="T5" style:family="text">
      <style:text-properties officeooo:rsid="001d948d"/>
    </style:style>
    <style:style style:name="T6" style:family="text">
      <style:text-properties style:text-position="sub 58%"/>
    </style:style>
    <style:style style:name="T7" style:family="text">
      <style:text-properties style:text-position="sub 58%" officeooo:rsid="001d7dc9"/>
    </style:style>
    <style:style style:name="T8" style:family="text">
      <style:text-properties style:text-position="sub 58%" officeooo:rsid="002963bd"/>
    </style:style>
    <style:style style:name="T9" style:family="text">
      <style:text-properties style:text-position="sub 58%" officeooo:rsid="00276d9c"/>
    </style:style>
    <style:style style:name="T10" style:family="text">
      <style:text-properties style:text-position="sub 58%" officeooo:rsid="002b5778"/>
    </style:style>
    <style:style style:name="T11" style:family="text">
      <style:text-properties style:text-position="sub 58%" officeooo:rsid="003137ea"/>
    </style:style>
    <style:style style:name="T12" style:family="text">
      <style:text-properties style:text-position="sub 58%" officeooo:rsid="0031d5ee"/>
    </style:style>
    <style:style style:name="T13" style:family="text">
      <style:text-properties style:text-position="sub 58%" officeooo:rsid="003385b0"/>
    </style:style>
    <style:style style:name="T14" style:family="text">
      <style:text-properties style:text-position="sub 58%" officeooo:rsid="003424eb"/>
    </style:style>
    <style:style style:name="T15" style:family="text">
      <style:text-properties style:text-position="sub 58%" officeooo:rsid="0034df93"/>
    </style:style>
    <style:style style:name="T16" style:family="text">
      <style:text-properties style:text-position="sub 58%" officeooo:rsid="0037b88b"/>
    </style:style>
    <style:style style:name="T17" style:family="text">
      <style:text-properties style:text-position="sub 58%" officeooo:rsid="00384a9d"/>
    </style:style>
    <style:style style:name="T18" style:family="text">
      <style:text-properties officeooo:rsid="001d9dfc"/>
    </style:style>
    <style:style style:name="T19" style:family="text">
      <style:text-properties officeooo:rsid="001e9e9b"/>
    </style:style>
    <style:style style:name="T20" style:family="text">
      <style:text-properties officeooo:rsid="0026c53e"/>
    </style:style>
    <style:style style:name="T21" style:family="text">
      <style:text-properties officeooo:rsid="00276d9c"/>
    </style:style>
    <style:style style:name="T22" style:family="text">
      <style:text-properties officeooo:rsid="002963bd"/>
    </style:style>
    <style:style style:name="T23" style:family="text">
      <style:text-properties style:text-position="0% 100%"/>
    </style:style>
    <style:style style:name="T24" style:family="text">
      <style:text-properties style:text-position="0% 100%" officeooo:rsid="001a2e91"/>
    </style:style>
    <style:style style:name="T25" style:family="text">
      <style:text-properties style:text-position="0% 100%" officeooo:rsid="00276d9c"/>
    </style:style>
    <style:style style:name="T26" style:family="text">
      <style:text-properties style:text-position="0% 100%" officeooo:rsid="002963bd"/>
    </style:style>
    <style:style style:name="T27" style:family="text">
      <style:text-properties style:text-position="0% 100%" officeooo:rsid="002b5778"/>
    </style:style>
    <style:style style:name="T28" style:family="text">
      <style:text-properties style:text-position="0% 100%" officeooo:rsid="002c2296"/>
    </style:style>
    <style:style style:name="T29" style:family="text">
      <style:text-properties style:text-position="0% 100%" officeooo:rsid="001d948d"/>
    </style:style>
    <style:style style:name="T30" style:family="text">
      <style:text-properties style:text-position="0% 100%" officeooo:rsid="0030508a"/>
    </style:style>
    <style:style style:name="T31" style:family="text">
      <style:text-properties style:text-position="0% 100%" officeooo:rsid="003137ea"/>
    </style:style>
    <style:style style:name="T32" style:family="text">
      <style:text-properties style:text-position="0% 100%" officeooo:rsid="003290e9"/>
    </style:style>
    <style:style style:name="T33" style:family="text">
      <style:text-properties style:text-position="0% 100%" officeooo:rsid="0031d5ee"/>
    </style:style>
    <style:style style:name="T34" style:family="text">
      <style:text-properties style:text-position="0% 100%" officeooo:rsid="003385b0"/>
    </style:style>
    <style:style style:name="T35" style:family="text">
      <style:text-properties style:text-position="0% 100%" officeooo:rsid="003424eb"/>
    </style:style>
    <style:style style:name="T36" style:family="text">
      <style:text-properties style:text-position="0% 100%" officeooo:rsid="0034df93"/>
    </style:style>
    <style:style style:name="T37" style:family="text">
      <style:text-properties style:text-position="0% 100%" officeooo:rsid="0035ce8b"/>
    </style:style>
    <style:style style:name="T38" style:family="text">
      <style:text-properties style:text-position="0% 100%" officeooo:rsid="0037b88b"/>
    </style:style>
    <style:style style:name="T39" style:family="text">
      <style:text-properties style:text-position="0% 100%" officeooo:rsid="003917c1"/>
    </style:style>
    <style:style style:name="T40" style:family="text">
      <style:text-properties style:text-position="super 58%"/>
    </style:style>
    <style:style style:name="T41" style:family="text">
      <style:text-properties style:text-position="super 58%" officeooo:rsid="002963bd"/>
    </style:style>
    <style:style style:name="T42" style:family="text">
      <style:text-properties style:text-position="super 58%" officeooo:rsid="00276d9c"/>
    </style:style>
    <style:style style:name="T43" style:family="text">
      <style:text-properties style:text-position="super 58%" officeooo:rsid="003424eb"/>
    </style:style>
    <style:style style:name="T44" style:family="text">
      <style:text-properties officeooo:rsid="002b5778"/>
    </style:style>
    <style:style style:name="T45" style:family="text">
      <style:text-properties officeooo:rsid="002c2296"/>
    </style:style>
    <style:style style:name="T46" style:family="text">
      <style:text-properties officeooo:rsid="002e2abd"/>
    </style:style>
    <style:style style:name="T47" style:family="text">
      <style:text-properties officeooo:rsid="0030508a"/>
    </style:style>
    <style:style style:name="T48" style:family="text">
      <style:text-properties officeooo:rsid="003137ea"/>
    </style:style>
    <style:style style:name="T49" style:family="text">
      <style:text-properties officeooo:rsid="0031d5ee"/>
    </style:style>
    <style:style style:name="T50" style:family="text">
      <style:text-properties officeooo:rsid="003385b0"/>
    </style:style>
    <style:style style:name="T51" style:family="text">
      <style:text-properties officeooo:rsid="003424eb"/>
    </style:style>
    <style:style style:name="T52" style:family="text">
      <style:text-properties officeooo:rsid="0034df93"/>
    </style:style>
    <style:style style:name="T53" style:family="text">
      <style:text-properties officeooo:rsid="0035ce8b"/>
    </style:style>
    <style:style style:name="T54" style:family="text">
      <style:text-properties officeooo:rsid="0037b88b"/>
    </style:style>
    <style:style style:name="T55" style:family="text">
      <style:text-properties officeooo:rsid="00384a9d"/>
    </style:style>
    <style:style style:name="T56" style:family="text">
      <style:text-properties officeooo:rsid="003917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46">Symbolent Calculus of</text:span><text:line-break/>Symbolic Type Inference</text:p>
      <text:p text:style-name="P2">by Sven Nilsen, 2018</text:p>
      <text:p text:style-name="P1"/>
      <text:p text:style-name="P28">In this paper I <text:span text:style-name="T47">introduce</text:span> a calculus notation <text:span text:style-name="T46">called “Symbolent Calculus” </text:span>for Symbolic Type Inference. This notation generalizes <text:span text:style-name="T47">S</text:span>equent <text:span text:style-name="T47">C</text:span>alculus for indexed contexts using context types. Context types can be used directly in path semantics for assigning self-references to the symbolic expression of the sub-type. <text:span text:style-name="T46">With other words, a context type depends on the expression of an object instead of the object.</text:span></text:p>
      <text:p text:style-name="P1"/>
      <text:p text:style-name="P1">Assume you have a function that does type inference:</text:p>
      <text:p text:style-name="P1"/>
      <text:p text:style-name="P1"><text:tab/>infer : term → res[term]</text:p>
      <text:p text:style-name="P1"/>
      <text:p text:style-name="P1">For simplicity, let all numbers be natural numbers.</text:p>
      <text:p text:style-name="P1"/>
      <text:p text:style-name="P1">A closure returning `3` has the type `\() → nat`:</text:p>
      <text:p text:style-name="P1"/>
      <text:p text:style-name="P1"><text:tab/>infer(“\() = 3”) = ok(“\() → nat”)</text:p>
      <text:p text:style-name="P1"/>
      <text:p text:style-name="P1">A symbolic type inference function returns a program that returns the type:</text:p>
      <text:p text:style-name="P1"/>
      <text:p text:style-name="P1"><text:tab/><text:span text:style-name="T1">symbolic_infer : term → res[term]</text:span></text:p>
      <text:p text:style-name="P1"/>
      <text:p text:style-name="P1"><text:tab/><text:span text:style-name="T1">symbolic_infer(“\() = 3”) = ok(“\() → typeof(3)”)</text:span></text:p>
      <text:p text:style-name="P1"/>
      <text:p text:style-name="P3">The advantage of symbolic type inference is that parts of the type checking inference can be undefined.</text:p>
      <text:p text:style-name="P3"/>
      <text:p text:style-name="P3">For example, one can use an uninterpreted function `f` to define some sub-type `[f] a`:</text:p>
      <text:p text:style-name="P3"/>
      <text:p text:style-name="P3"><text:tab/>symbolic_infer(“\(x : [f] a) = x”) = ok(“\([f] a) → [f] a”)</text:p>
      <text:p text:style-name="P3"/>
      <text:p text:style-name="P4">This is possible because the function without the input constraint is identical to `id`:</text:p>
      <text:p text:style-name="P3"/>
      <text:p text:style-name="P3"><text:tab/><text:span text:style-name="T2">(\(x) = x) &lt;=&gt; id</text:span></text:p>
      <text:p text:style-name="P3"><text:tab/>∃<text:span text:style-name="T2">id{T} &lt;=&gt; T</text:span></text:p>
      <text:p text:style-name="P3"/>
      <text:p text:style-name="P4">An even more lazy symbolic inference is the following:</text:p>
      <text:p text:style-name="P4"/>
      <text:p text:style-name="P4"><text:tab/>symbolic_infer(“\(x : [f] a) = x”) = ok(“\([f] a) → <text:span text:style-name="T1">∃</text:span>(\(x) = x){[f] a}”)</text:p>
      <text:p text:style-name="P4"/>
      <text:p text:style-name="P4">Then you have the following proof:</text:p>
      <text:p text:style-name="P4"/>
      <text:p text:style-name="P4"><text:tab/><text:span text:style-name="T1">∃</text:span>(\(x) = x){[f] a}</text:p>
      <text:p text:style-name="P4"><text:tab/><text:span text:style-name="T1">∃</text:span>id{[f] a}<text:tab/><text:tab/><text:tab/>(\(x) = x) &lt;=&gt; id</text:p>
      <text:p text:style-name="P4"><text:tab/>[f] a<text:tab/><text:tab/><text:tab/><text:tab/><text:span text:style-name="T1">∃</text:span>id{T} &lt;=&gt; T</text:p>
      <text:p text:style-name="P42">An automated theorem prover <text:span text:style-name="T4">should be able to prove the following:</text:span></text:p>
      <text:p text:style-name="P4"/>
      <text:p text:style-name="P5">∵<text:tab/>((\(x) = x) &lt;=&gt; id) =&gt; (<text:span text:style-name="T1">∃</text:span>(\(x) = x){[f] a} &lt;=&gt; <text:span text:style-name="T1">∃</text:span>id{[f] a})</text:p>
      <text:p text:style-name="P5"><text:span text:style-name="T3">∵</text:span><text:tab/><text:span text:style-name="T3">(∃</text:span>id{<text:span text:style-name="T3">T</text:span>} <text:span text:style-name="T3">&lt;=&gt; T) =&gt; (∃</text:span>id{[f] a} <text:span text:style-name="T3">&lt;=&gt; [f] a)</text:span></text:p>
      <text:p text:style-name="P5"><text:span text:style-name="T4">∵</text:span><text:tab/><text:span text:style-name="T4">(A</text:span><text:span text:style-name="T7">0</text:span><text:span text:style-name="T4"> =&gt; (B</text:span><text:span text:style-name="T7">0</text:span><text:span text:style-name="T4"> &lt;=&gt; B</text:span><text:span text:style-name="T7">1</text:span><text:span text:style-name="T4">)) ∧ (A</text:span><text:span text:style-name="T7">1</text:span><text:span text:style-name="T4"> =&gt; (B</text:span><text:span text:style-name="T7">1</text:span><text:span text:style-name="T4"> &lt;=&gt; B</text:span><text:span text:style-name="T7">2</text:span><text:span text:style-name="T4">)) =&gt; ((A</text:span><text:span text:style-name="T7">0</text:span><text:span text:style-name="T4"> ∧ A</text:span><text:span text:style-name="T7">1</text:span><text:span text:style-name="T4">) =&gt; (B</text:span><text:span text:style-name="T7">0</text:span><text:span text:style-name="T4"> &lt;=&gt; B</text:span><text:span text:style-name="T7">2</text:span><text:span text:style-name="T4">))</text:span></text:p>
      <text:p text:style-name="P5"><text:span text:style-name="T4">∴</text:span><text:tab/><text:span text:style-name="T3">(</text:span>(\(x) = x) &lt;=&gt; id) ∧ <text:span text:style-name="T3">(∃</text:span>id{<text:span text:style-name="T3">T</text:span>} <text:span text:style-name="T3">&lt;=&gt; T)) =&gt; (∃</text:span>(\(x) = x){[f] a} <text:span text:style-name="T4">&lt;=&gt; [f] a)</text:span></text:p>
      <text:p text:style-name="P7"/>
      <text:p text:style-name="P7">In path semantics, symbolic type inference is required, because not everything that can be said about a term is preserved by reducing <text:span text:style-name="T18">a type.</text:span></text:p>
      <text:p text:style-name="P7"/>
      <text:p text:style-name="P7"><text:span text:style-name="T18">For example, `3` can not be reduced to `nat`, because it would erase information<text:line-break/>about the sub-type `(= 3)`. Instead, the expression `typeof(3)` is used. If there are no other parts of the proof which depends on knowing what might be said about `3`, then it can be reduced to `nat`:</text:span></text:p>
      <text:p text:style-name="P6"/>
      <text:p text:style-name="P15"><text:tab/><text:span text:style-name="T19">not_needed(3) =&gt; (typeof(3) = nat)</text:span></text:p>
      <text:p text:style-name="P6"/>
      <text:p text:style-name="P16">For example, <text:span text:style-name="T20">some</text:span> very simple sub-type encodes a lot of information:</text:p>
      <text:p text:style-name="P6"/>
      <text:p text:style-name="P6"><text:tab/><text:span text:style-name="T18">[f] a</text:span></text:p>
      <text:p text:style-name="P8"><text:tab/><text:span text:style-name="T1">∀</text:span>f ∧ <text:span text:style-name="T1">[f</text:span>{∀f}<text:span text:style-name="T1">] (a : ∀(∃f{∀f}) </text:span>∧ <text:span text:style-name="T1">∃f{∀f})</text:span></text:p>
      <text:p text:style-name="P7"/>
      <text:p text:style-name="P27">When adding more type information, the rule gets more complex:</text:p>
      <text:p text:style-name="P7"/>
      <text:p text:style-name="P9"><text:tab/><text:span text:style-name="T20">nat </text:span>∧ <text:span text:style-name="T20">[f] a</text:span></text:p>
      <text:p text:style-name="P9"><text:span text:style-name="T1"><text:tab/>nat </text:span>∧ <text:span text:style-name="T1">∀</text:span>f ∧ <text:span text:style-name="T1">[f</text:span>{<text:span text:style-name="T20">nat </text:span>∧ ∀f}<text:span text:style-name="T1">] (a : ∀(∃f{nat </text:span>∧ <text:span text:style-name="T1">∀f}) </text:span>∧ <text:span text:style-name="T1">∃f{nat </text:span>∧ <text:span text:style-name="T1">∀f})</text:span></text:p>
      <text:p text:style-name="P9"/>
      <text:p text:style-name="P27">To generalize this, one can use a context type:</text:p>
      <text:p text:style-name="P9"/>
      <text:p text:style-name="P10"><text:tab/>Γ<text:span text:style-name="T10">0</text:span> ∧ <text:span text:style-name="T20">[f] a</text:span></text:p>
      <text:p text:style-name="P10"><text:tab/>Γ<text:span text:style-name="T10">0</text:span><text:span text:style-name="T44"> </text:span>∧ <text:span text:style-name="T1">∀</text:span>f ∧ <text:span text:style-name="T1">[f</text:span>{Γ<text:span text:style-name="T10">0</text:span><text:span text:style-name="T44"> </text:span>∧ ∀f}<text:span text:style-name="T1">] (a : ∀(∃f{</text:span>Γ<text:span text:style-name="T10">0</text:span><text:span text:style-name="T44"> </text:span>∧ <text:span text:style-name="T1">∀f}) </text:span>∧ <text:span text:style-name="T1">∃f{</text:span>Γ<text:span text:style-name="T10">0</text:span><text:span text:style-name="T44"> </text:span>∧ <text:span text:style-name="T1">∀f})</text:span></text:p>
      <text:p text:style-name="P10"><text:tab/>Γ<text:span text:style-name="T10">1</text:span> ∧ <text:span text:style-name="T1">[f</text:span>{Γ<text:span text:style-name="T10">1</text:span>}<text:span text:style-name="T1">] (a : ∀(∃f{</text:span>Γ<text:span text:style-name="T10">1</text:span><text:span text:style-name="T44">}) </text:span>∧ <text:span text:style-name="T1">∃f{</text:span>Γ<text:span text:style-name="T10">1</text:span><text:span text:style-name="T44">})<text:tab/></text:span>Γ<text:span text:style-name="T10">1</text:span> :<text:span text:style-name="T21">= </text:span>Γ<text:span text:style-name="T10">0</text:span> ∧ <text:span text:style-name="T1">∀</text:span>f</text:p>
      <text:p text:style-name="P10"><text:tab/>Γ<text:span text:style-name="T10">2</text:span><text:tab/><text:tab/><text:tab/><text:tab/><text:tab/><text:tab/>Γ<text:span text:style-name="T10">2</text:span> :<text:span text:style-name="T21">= </text:span>Γ<text:span text:style-name="T10">1</text:span> ∧ <text:span text:style-name="T1">[f</text:span>{Γ<text:span text:style-name="T10">1</text:span>}<text:span text:style-name="T1">] (a : ∀(∃f{</text:span>Γ<text:span text:style-name="T10">1</text:span><text:span text:style-name="T44">}) </text:span>∧ <text:span text:style-name="T1">∃f{</text:span>Γ<text:span text:style-name="T10">1</text:span><text:span text:style-name="T44">})</text:span></text:p>
      <text:p text:style-name="P7"/>
      <text:p text:style-name="P29">All the other information about the sub-type is assigned a context type `<text:span text:style-name="T5">Γ</text:span><text:span text:style-name="T10">0</text:span><text:span text:style-name="T23">`. When some rule lifts new information to the top level, this becomes part of a new context level `</text:span><text:span text:style-name="T29">Γ</text:span><text:span text:style-name="T6">1</text:span><text:span text:style-name="T23">`. When all lifting is done, the whole expression is assigned a context type `</text:span><text:span text:style-name="T29">Γ</text:span><text:span text:style-name="T6">2</text:span><text:span text:style-name="T23">`. </text:span><text:span text:style-name="T30">With other words, the context type has 3 levels.</text:span></text:p>
      <text:p text:style-name="P7"/>
      <text:p text:style-name="P29">Context types are motivated by the need to preserve information, reason consistently about rules in path semantics and to provide clearity <text:span text:style-name="T47">in a system that mixes types and sub-types.</text:span></text:p>
      <text:p text:style-name="P7"/>
      <text:p text:style-name="P23">The general rule is that if some term is erased in the expression, then the other terms do not loose information. It means that each term contains all the information that they need. <text:span text:style-name="T21">The terminology for this is “the expression is saturated”. The saturation required depends on the context type of expression.</text:span></text:p>
      <text:p text:style-name="P21"/>
      <text:p text:style-name="P30">A context type is similar to that of a context in Sequent Calculus. However, Sequent Calculus does not distinguish between context levels. Neither is it possible to express that a context type is a sub-type of types that constrains their syntactical form. Therefore, a more general calculus of types is required, called “Symbolent Calculus”. The name implies it is meant to be used for symbolic type inference. The rest of the paper introduces <text:span text:style-name="T48">Symbolent Calculus and some of its properties.</text:span></text:p>
      <text:p text:style-name="P43"><text:span text:style-name="T21">The symbol `Γ` is used to refer to the context type. A context type is written with the notation:</text:span></text:p>
      <text:p text:style-name="P21"/>
      <text:p text:style-name="P22"><text:tab/><text:span text:style-name="T21">Γ</text:span><text:span text:style-name="T42">a</text:span><text:span text:style-name="T9">b </text:span><text:span text:style-name="T10">c d</text:span></text:p>
      <text:p text:style-name="P22"><text:span text:style-name="T27"/></text:p>
      <text:p text:style-name="P22"><text:span text:style-name="T27"><text:tab/></text:span><text:span text:style-name="T21">`a` is number of references (zero permits erasing when no longer needed)</text:span></text:p>
      <text:p text:style-name="P22"><text:span text:style-name="T21"><text:tab/>`b` is level</text:span></text:p>
      <text:p text:style-name="P22"><text:span text:style-name="T21"><text:tab/>`c` is term index in `∧` expression</text:span></text:p>
      <text:p text:style-name="P22"><text:tab/><text:span text:style-name="T44">`d` is graph node index to type judgement `x : T` in type checker</text:span></text:p>
      <text:p text:style-name="P21"/>
      <text:p text:style-name="P31">A reference at level `n` here means the same as counting the context types of level `n-1`.</text:p>
      <text:p text:style-name="P21"/>
      <text:p text:style-name="P25">The notation permits omitting indices to <text:span text:style-name="T45">be made generic or filled in automatically</text:span>:</text:p>
      <text:p text:style-name="P21"/>
      <text:p text:style-name="P25"><text:tab/><text:span text:style-name="T21">Γ</text:span><text:span text:style-name="T40">a</text:span><text:tab/><text:tab/><text:tab/><text:span text:style-name="T48">Some</text:span> context <text:span text:style-name="T48">type</text:span> <text:span text:style-name="T45">with `a` number of references</text:span></text:p>
      <text:p text:style-name="P26"><text:tab/><text:span text:style-name="T21">Γ</text:span><text:span text:style-name="T9">b</text:span><text:span text:style-name="T25"><text:tab/><text:tab/><text:tab/></text:span><text:span text:style-name="T31">S</text:span><text:span text:style-name="T28">ome context </text:span><text:span text:style-name="T31">type</text:span><text:span text:style-name="T28"> with </text:span><text:span text:style-name="T31">level </text:span><text:span text:style-name="T28">`b`</text:span></text:p>
      <text:p text:style-name="P24"><text:tab/><text:span text:style-name="T22">Γ</text:span><text:span text:style-name="T41">0</text:span><text:span text:style-name="T11">000</text:span><text:span text:style-name="T31"><text:tab/><text:tab/><text:tab/>The first context type in some type checker</text:span></text:p>
      <text:p text:style-name="P24"><text:span text:style-name="T31"><text:tab/></text:span><text:span text:style-name="T26">Γ<text:tab/><text:tab/><text:tab/></text:span><text:span text:style-name="T31">Some generic context</text:span></text:p>
      <text:p text:style-name="P21"/>
      <text:p text:style-name="P31">Here are some examples:</text:p>
      <text:p text:style-name="P21"/>
      <text:p text:style-name="P21"><text:tab/><text:span text:style-name="T22">nat : Γ</text:span><text:span text:style-name="T41">0</text:span><text:span text:style-name="T26"><text:tab/><text:tab/><text:tab/></text:span><text:span text:style-name="T31">The type `nat` has some context type with zero references</text:span></text:p>
      <text:p text:style-name="P21"><text:span text:style-name="T31"/></text:p>
      <text:p text:style-name="P21"><text:tab/><text:span text:style-name="T1">∃f{T} :</text:span><text:span text:style-name="T24"> </text:span><text:span text:style-name="T25">Γ</text:span><text:span text:style-name="T41">1</text:span><text:span text:style-name="T26"><text:tab/><text:tab/></text:span><text:span text:style-name="T31">The existential path of `f` constrained to `T` has<text:line-break/><text:tab/><text:tab/><text:tab/><text:tab/>some context type with one reference (because of `T`)</text:span></text:p>
      <text:p text:style-name="P21"><text:span text:style-name="T31"/></text:p>
      <text:p text:style-name="P11"><text:tab/><text:span text:style-name="T1">∃f : Γ</text:span><text:span text:style-name="T41">0</text:span><text:span text:style-name="T1"><text:tab/><text:tab/><text:tab/>The existential path of `f` with no constraints has</text:span></text:p>
      <text:p text:style-name="P11"><text:tab/><text:tab/><text:tab/><text:tab/><text:span text:style-name="T48">some context type with zero references.</text:span></text:p>
      <text:p text:style-name="P7"/>
      <text:p text:style-name="P11"><text:tab/><text:span text:style-name="T22">Γ ⊢ A<text:tab/><text:tab/><text:tab/>Some generic context can prove `A`</text:span></text:p>
      <text:p text:style-name="P7"/>
      <text:p text:style-name="P12"><text:tab/><text:span text:style-name="T22">Γ</text:span><text:span text:style-name="T8">2</text:span><text:span text:style-name="T22"> ⊢ A<text:tab/><text:tab/><text:tab/>Some generic context with level 2 can prove `A`</text:span></text:p>
      <text:p text:style-name="P7"/>
      <text:p text:style-name="P32">One reason context types are useful is that they can refer to the complement of any sub-type within a sub-type context. By omitting the indices, one can say that there is some complement of the sub-type without referring to a specific complement in particular.</text:p>
      <text:p text:style-name="P32"/>
      <text:p text:style-name="P32"><text:tab/>A ∧ B ∧ C : Γ<text:span text:style-name="T6">2</text:span><text:span text:style-name="T23"><text:tab/><text:tab/><text:tab/></text:span><text:span text:style-name="T32">This is the whole sub-type expression</text:span></text:p>
      <text:p text:style-name="P32"><text:tab/>B ∧ C : Γ<text:span text:style-name="T6">10</text:span><text:tab/><text:tab/><text:tab/>By taking out `A`, one gets `B ∧ C`</text:p>
      <text:p text:style-name="P32"><text:tab/>A ∧ C : Γ<text:span text:style-name="T6">11</text:span><text:tab/><text:tab/><text:tab/>By taking out `B`, one gets `A ∧ C`</text:p>
      <text:p text:style-name="P32"><text:tab/>A ∧ B : Γ<text:span text:style-name="T6">12</text:span><text:tab/><text:tab/><text:tab/>By taking out `C`, one gets `A ∧ B`</text:p>
      <text:p text:style-name="P7"/>
      <text:p text:style-name="P33">The context type `<text:span text:style-name="T49">Γ</text:span><text:span text:style-name="T12">1</text:span>` refers to some part of the sub-type expression that you get by taking out something. Therefore, when somebody writes:</text:p>
      <text:p text:style-name="P33"/>
      <text:p text:style-name="P33"><text:tab/><text:span text:style-name="T49">Γ</text:span><text:span text:style-name="T12">1</text:span><text:span text:style-name="T33"> ∧ </text:span><text:span text:style-name="T23">A</text:span></text:p>
      <text:p text:style-name="P33"><text:span text:style-name="T23"/></text:p>
      <text:p text:style-name="P33"><text:span text:style-name="T23">One can infer that what we are talking about is:</text:span></text:p>
      <text:p text:style-name="P33"><text:span text:style-name="T23"/></text:p>
      <text:p text:style-name="P33"><text:span text:style-name="T23"><text:tab/></text:span><text:span text:style-name="T33">Γ</text:span><text:span text:style-name="T12">1</text:span><text:span text:style-name="T6">0</text:span><text:span text:style-name="T33"> ∧ </text:span><text:span text:style-name="T23">A</text:span></text:p>
      <text:p text:style-name="P33"><text:soft-page-break/>The context level `1` includes the sub-types that are lifted up from the inference rules:</text:p>
      <text:p text:style-name="P33"/>
      <text:p text:style-name="P33"><text:tab/> <text:span text:style-name="T49">Γ</text:span><text:span text:style-name="T12">1</text:span><text:span text:style-name="T33"> ∧ </text:span><text:span text:style-name="T23">[f{T}] a <text:tab/><text:tab/>&lt;=&gt; <text:tab/><text:tab/> </text:span><text:span text:style-name="T33">Γ</text:span><text:span text:style-name="T12">1</text:span><text:span text:style-name="T33"> ∧ </text:span><text:span text:style-name="T23">T ∧</text:span><text:span text:style-name="T33"> </text:span><text:span text:style-name="T23">[f{T}] a </text:span></text:p>
      <text:p text:style-name="P33"/>
      <text:p text:style-name="P33">The context level `0` excludes the sub-types that are lifted up from the inference rules.<text:line-break/><text:span text:style-name="T50">However, if the context can already prove the lifted sub-type, then it is included.</text:span></text:p>
      <text:p text:style-name="P33"/>
      <text:p text:style-name="P34"><text:tab/> <text:span text:style-name="T50">(Γ</text:span><text:span text:style-name="T13">0</text:span><text:span text:style-name="T33"> : </text:span><text:span text:style-name="T34">(¬</text:span><text:span text:style-name="T26">⊢ </text:span><text:span text:style-name="T34">T))</text:span><text:span text:style-name="T33"> ∧ </text:span><text:span text:style-name="T23">[f{T}] a<text:tab/></text:span><text:span text:style-name="T34">&lt;¬=&gt;<text:tab/><text:tab/> </text:span><text:span text:style-name="T33">Γ</text:span><text:span text:style-name="T12">1</text:span><text:span text:style-name="T33"> ∧ </text:span><text:span text:style-name="T23">T ∧</text:span><text:span text:style-name="T33"> </text:span><text:span text:style-name="T23">[f{T}] a</text:span></text:p>
      <text:p text:style-name="P34"><text:span text:style-name="T23"/></text:p>
      <text:p text:style-name="P34"><text:span text:style-name="T23"><text:tab/></text:span><text:span text:style-name="T34">(Γ</text:span><text:span text:style-name="T13">0</text:span><text:span text:style-name="T33"> : </text:span><text:span text:style-name="T34">(</text:span><text:span text:style-name="T26">⊢ </text:span><text:span text:style-name="T34">T))</text:span><text:span text:style-name="T33"> ∧ </text:span><text:span text:style-name="T23">[f{T}] a<text:tab/></text:span><text:span text:style-name="T34">&lt;=&gt;<text:tab/><text:tab/> </text:span><text:span text:style-name="T33">Γ</text:span><text:span text:style-name="T12">1</text:span><text:span text:style-name="T33"> ∧ </text:span><text:span text:style-name="T23">T ∧</text:span><text:span text:style-name="T33"> </text:span><text:span text:style-name="T23">[f{T}] a</text:span></text:p>
      <text:p text:style-name="P7"/>
      <text:p text:style-name="P35">This is interpreting the sub-type naively, which is different from the definitional sub-type interpretation.</text:p>
      <text:p text:style-name="P7"/>
      <text:p text:style-name="P35">Now, an inference rules which lifts sub-types is a function that has the type:</text:p>
      <text:p text:style-name="P35"/>
      <text:p text:style-name="P35"><text:tab/><text:span text:style-name="T51">x</text:span> : <text:span text:style-name="T51">{a, c, d} ⨯ </text:span><text:span text:style-name="T32">Γ</text:span><text:span text:style-name="T43">a</text:span><text:span text:style-name="T6">0</text:span><text:span text:style-name="T14">cd</text:span><text:span text:style-name="T23"> → Γ</text:span><text:span text:style-name="T43">a</text:span><text:span text:style-name="T6">1</text:span><text:span text:style-name="T14">cd</text:span><text:span text:style-name="T23"><text:tab/><text:tab/></text:span><text:span text:style-name="T36">Showing all inferred indices from implied arguments</text:span></text:p>
      <text:p text:style-name="P35"><text:span text:style-name="T36"><text:tab/>x : Γ</text:span><text:span text:style-name="T15">0</text:span><text:span text:style-name="T36"> → Γ</text:span><text:span text:style-name="T15">1</text:span><text:span text:style-name="T36"><text:tab/><text:tab/><text:tab/><text:tab/>Short version</text:span></text:p>
      <text:p text:style-name="P36"><text:span text:style-name="T23"/></text:p>
      <text:p text:style-name="P36"><text:span text:style-name="T23"><text:tab/>x(A : </text:span><text:span text:style-name="T32">Γ</text:span><text:span text:style-name="T6">01</text:span><text:span text:style-name="T23">) ∧ B : Γ</text:span><text:span text:style-name="T6">2</text:span><text:span text:style-name="T23"><text:tab/><text:tab/><text:tab/>Applying `x` to `A` to include lifted sub-types from `B`</text:span></text:p>
      <text:p text:style-name="P36"><text:span text:style-name="T23"><text:tab/>(A’ : Γ</text:span><text:span text:style-name="T6">11</text:span><text:span text:style-name="T23">) ∧ B : </text:span><text:span text:style-name="T32">Γ</text:span><text:span text:style-name="T6">2</text:span><text:span text:style-name="T23"><text:tab/><text:tab/><text:tab/>`A’` has context type `Γ</text:span><text:span text:style-name="T6">11</text:span><text:span text:style-name="T23">`</text:span></text:p>
      <text:p text:style-name="P13"/>
      <text:p text:style-name="P36"><text:span text:style-name="T52">One thing worth noticing: </text:span>The inference rule operates on the <text:span text:style-name="T52">complement of the term, to pass around information to other terms that can be inferred by looking at the term. This happens for every argument, meaning that there are multiple ways of writing the same inferred expression:</text:span></text:p>
      <text:p text:style-name="P36"/>
      <text:p text:style-name="P37"><text:tab/><text:span text:style-name="T23">(A’ : Γ</text:span><text:span text:style-name="T6">11</text:span><text:span text:style-name="T23">) ∧ B : </text:span><text:span text:style-name="T32">Γ</text:span><text:span text:style-name="T6">2</text:span><text:span text:style-name="T23"><text:tab/><text:tab/></text:span><text:span text:style-name="T36">&lt;=&gt;<text:tab/><text:tab/></text:span><text:span text:style-name="T23">(</text:span><text:span text:style-name="T36">B</text:span><text:span text:style-name="T23">’ : Γ</text:span><text:span text:style-name="T6">1</text:span><text:span text:style-name="T15">0</text:span><text:span text:style-name="T23">) ∧ </text:span><text:span text:style-name="T36">A</text:span><text:span text:style-name="T23"> : </text:span><text:span text:style-name="T32">Γ</text:span><text:span text:style-name="T6">2</text:span></text:p>
      <text:p text:style-name="P13"/>
      <text:p text:style-name="P38">In practice, a monotonic type checker infers what it can from each term, then it checks whether anything new can be inferred from adding the information that it it has learn. This is repeated until nothing new is learned. <text:span text:style-name="T53">The word “monotonic” means that no new information invalidates proofs that already have been used.</text:span></text:p>
      <text:p text:style-name="P38"/>
      <text:p text:style-name="P39">Computationally, it is trivial to go from context level `1` to `2`.<text:line-break/>The hard problem is getting from `0` to `1`.</text:p>
      <text:p text:style-name="P7"/>
      <text:p text:style-name="P17"><text:span text:style-name="T53">To do type inference efficiently, one must collect everything known about a term in one place:</text:span></text:p>
      <text:p text:style-name="P17"/>
      <text:p text:style-name="P19"><text:tab/>(<text:span text:style-name="T53">(</text:span>a : T<text:span text:style-name="T6">0</text:span><text:span text:style-name="T37">)</text:span> ∧ <text:span text:style-name="T53">(</text:span>a : T<text:span text:style-name="T6">1</text:span><text:span text:style-name="T37">)</text:span>) =&gt; (a : T<text:span text:style-name="T6">0</text:span> ∧ T<text:span text:style-name="T6">1</text:span>)<text:tab/><text:tab/>: <text:span text:style-name="T55">T</text:span><text:span text:style-name="T17">0</text:span><text:span text:style-name="T55"> ⨯ T</text:span><text:span text:style-name="T17">1</text:span><text:span text:style-name="T55"> → </text:span><text:span text:style-name="T35">Γ</text:span><text:span text:style-name="T16">0</text:span><text:span text:style-name="T35"> →</text:span><text:span text:style-name="T37"> </text:span><text:span text:style-name="T35">Γ</text:span><text:span text:style-name="T16">1</text:span></text:p>
      <text:p text:style-name="P7"/>
      <text:p text:style-name="P40"><text:span text:style-name="T35">T</text:span><text:span text:style-name="T23">his is in itself an inference rule. </text:span><text:span text:style-name="T39">Notice that this information is sent to both terms, now equivalent.</text:span></text:p>
      <text:p text:style-name="P7"/>
      <text:p text:style-name="P20"><text:span text:style-name="T54">As a final example, one can compute `symbolic_infer(“[f] b”)` and if `f` is total, one can simplify:</text:span></text:p>
      <text:p text:style-name="P16"/>
      <text:p text:style-name="P20">∵<text:tab/><text:span text:style-name="T5">Γ</text:span><text:span text:style-name="T10">0</text:span><text:span text:style-name="T44"> ∧ ∀f ∧ [f{Γ</text:span><text:span text:style-name="T10">0</text:span><text:span text:style-name="T44"> ∧ ∀f}] (b : ∀(∃f{Γ</text:span><text:span text:style-name="T10">0</text:span><text:span text:style-name="T44"> ∧ ∀f}) ∧ ∃f{Γ</text:span><text:span text:style-name="T10">0</text:span><text:span text:style-name="T44"> ∧ ∀f}) : f ⨯ b → </text:span><text:span text:style-name="T35">Γ</text:span><text:span text:style-name="T16">0</text:span><text:span text:style-name="T35"> →</text:span><text:span text:style-name="T37"> </text:span><text:span text:style-name="T35">Γ</text:span><text:span text:style-name="T17">2</text:span></text:p>
      <text:p text:style-name="P18">∵<text:tab/><text:span text:style-name="T54">f : (A → B) ∧ [∀] true</text:span><text:span text:style-name="T16">1</text:span><text:span text:style-name="T38"><text:tab/><text:tab/><text:tab/><text:tab/>`f` is total</text:span></text:p>
      <text:p text:style-name="P18">∵<text:tab/><text:span text:style-name="T1">∀(∃f{T}) =&gt; B <text:tab/><text:tab/><text:tab/></text:span>: <text:span text:style-name="T55">T ⨯ (f : A → B) → </text:span><text:span text:style-name="T35">Γ</text:span><text:span text:style-name="T16">0</text:span><text:span text:style-name="T35"> →</text:span><text:span text:style-name="T37"> </text:span><text:span text:style-name="T35">Γ</text:span><text:span text:style-name="T16">1</text:span></text:p>
      <text:p text:style-name="P14">∴<text:tab/>Γ<text:span text:style-name="T10">0</text:span><text:span text:style-name="T44"> ∧ [f{Γ</text:span><text:span text:style-name="T10">0</text:span><text:span text:style-name="T44">}] (b : B ∧ ∃f{Γ</text:span><text:span text:style-name="T10">0</text:span><text:span text:style-name="T44">}) <text:tab/><text:tab/>: f ⨯ b →</text:span><text:span text:style-name="T35">Γ</text:span><text:span text:style-name="T16">0</text:span><text:span text:style-name="T35"> →</text:span><text:span text:style-name="T37"> </text:span><text:span text:style-name="T35">Γ</text:span><text:span text:style-name="T17">2</text:span><text:span text:style-name="T44"><text:tab/><text:tab/>New rule for total functions</text:span></text:p>
      <text:p text:style-name="P16"/>
      <text:p text:style-name="P41">Proved using Symbolent Calculus, one can see <text:span text:style-name="T56">an</text:span> iteration <text:span text:style-name="T56">on total functions</text:span> <text:span text:style-name="T56">has no</text:span> lifted sub-typ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12:04:08.337647000</meta:creation-date>
    <dc:date>2018-10-19T17:35:53.073840000</dc:date>
    <meta:editing-duration>PT9M52S</meta:editing-duration>
    <meta:editing-cycles>1</meta:editing-cycles>
    <meta:document-statistic meta:table-count="0" meta:image-count="0" meta:object-count="0" meta:page-count="4" meta:paragraph-count="98" meta:word-count="1513" meta:character-count="7990" meta:non-whitespace-character-count="6450"/>
    <meta:generator>LibreOffice/5.1.2.2$MacOSX_X86_64 LibreOffice_project/d3bf12ecb743fc0d20e0be0c58ca359301eb705f</meta:generator>
  </office:meta>
</office:document-meta>
</file>